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f4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f4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f4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f4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f4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f4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f4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f4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f4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f4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f4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f4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f4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f4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f4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f4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f4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árbara Paola Rojas Sulbara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554241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salva Coromoto Sulbaran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5424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8.61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5" meta:non-whitespace-character-count="1007"/>
    <meta:template xlink:type="simple" xlink:actuate="onRequest" xlink:title="Normal" xlink:href=""/>
  </office:meta>
</office:document-meta>
</file>